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19.42pt" svg:height="524.81pt" svg:x="195.11pt" svg:y="335.79pt">
            <draw:object draw:notify-on-update-of-ranges="Sheet1.A1:Sheet1.A1 Sheet1.A2:Sheet1.A49 Sheet1.B1:Sheet1.B1 Sheet1.B2:Sheet1.B49 Sheet1.C1:Sheet1.C1 Sheet1.C2:Sheet1.C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tio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ARIMA</text:p>
          </table:table-cell>
        </table:table-row>
        <table:table-row table:style-name="ro1">
          <table:table-cell office:value-type="float" office:value="8.51961600882735" calcext:value-type="float">
            <text:p>8.51961600882735</text:p>
          </table:table-cell>
          <table:table-cell office:value-type="float" office:value="8.64887973567387" calcext:value-type="float">
            <text:p>8.64887973567387</text:p>
          </table:table-cell>
          <table:table-cell office:value-type="float" office:value="8.47987618654179" calcext:value-type="float">
            <text:p>8.47987618654179</text:p>
          </table:table-cell>
        </table:table-row>
        <table:table-row table:style-name="ro1">
          <table:table-cell office:value-type="float" office:value="10.7480085079627" calcext:value-type="float">
            <text:p>10.7480085079627</text:p>
          </table:table-cell>
          <table:table-cell office:value-type="float" office:value="10.7405251894723" calcext:value-type="float">
            <text:p>10.7405251894723</text:p>
          </table:table-cell>
          <table:table-cell office:value-type="float" office:value="10.2789080751566" calcext:value-type="float">
            <text:p>10.2789080751566</text:p>
          </table:table-cell>
        </table:table-row>
        <table:table-row table:style-name="ro1">
          <table:table-cell office:value-type="float" office:value="10.1678596712382" calcext:value-type="float">
            <text:p>10.1678596712382</text:p>
          </table:table-cell>
          <table:table-cell office:value-type="float" office:value="10.3722410091922" calcext:value-type="float">
            <text:p>10.3722410091922</text:p>
          </table:table-cell>
          <table:table-cell office:value-type="float" office:value="11.6232259392372" calcext:value-type="float">
            <text:p>11.6232259392372</text:p>
          </table:table-cell>
        </table:table-row>
        <table:table-row table:style-name="ro1">
          <table:table-cell office:value-type="float" office:value="8.81588596199581" calcext:value-type="float">
            <text:p>8.81588596199581</text:p>
          </table:table-cell>
          <table:table-cell office:value-type="float" office:value="9.05452955292354" calcext:value-type="float">
            <text:p>9.05452955292354</text:p>
          </table:table-cell>
          <table:table-cell office:value-type="float" office:value="11.4418797249352" calcext:value-type="float">
            <text:p>11.4418797249352</text:p>
          </table:table-cell>
        </table:table-row>
        <table:table-row table:style-name="ro1">
          <table:table-cell office:value-type="float" office:value="10.7875440568977" calcext:value-type="float">
            <text:p>10.7875440568977</text:p>
          </table:table-cell>
          <table:table-cell office:value-type="float" office:value="10.2662700976672" calcext:value-type="float">
            <text:p>10.2662700976672</text:p>
          </table:table-cell>
          <table:table-cell office:value-type="float" office:value="10.5484250576331" calcext:value-type="float">
            <text:p>10.5484250576331</text:p>
          </table:table-cell>
        </table:table-row>
        <table:table-row table:style-name="ro1">
          <table:table-cell office:value-type="float" office:value="9.60635607270741" calcext:value-type="float">
            <text:p>9.60635607270741</text:p>
          </table:table-cell>
          <table:table-cell office:value-type="float" office:value="9.67150050545937" calcext:value-type="float">
            <text:p>9.67150050545937</text:p>
          </table:table-cell>
          <table:table-cell office:value-type="float" office:value="10.9920857742879" calcext:value-type="float">
            <text:p>10.9920857742879</text:p>
          </table:table-cell>
        </table:table-row>
        <table:table-row table:style-name="ro1">
          <table:table-cell office:value-type="float" office:value="8.63968561802187" calcext:value-type="float">
            <text:p>8.63968561802187</text:p>
          </table:table-cell>
          <table:table-cell office:value-type="float" office:value="8.44252855138917" calcext:value-type="float">
            <text:p>8.44252855138917</text:p>
          </table:table-cell>
          <table:table-cell office:value-type="float" office:value="9.50427916993723" calcext:value-type="float">
            <text:p>9.50427916993723</text:p>
          </table:table-cell>
        </table:table-row>
        <table:table-row table:style-name="ro1">
          <table:table-cell office:value-type="float" office:value="8.01976491485127" calcext:value-type="float">
            <text:p>8.01976491485127</text:p>
          </table:table-cell>
          <table:table-cell office:value-type="float" office:value="8.20172871692533" calcext:value-type="float">
            <text:p>8.20172871692533</text:p>
          </table:table-cell>
          <table:table-cell office:value-type="float" office:value="8.13142407959025" calcext:value-type="float">
            <text:p>8.13142407959025</text:p>
          </table:table-cell>
        </table:table-row>
        <table:table-row table:style-name="ro1">
          <table:table-cell office:value-type="float" office:value="7.62167569205978" calcext:value-type="float">
            <text:p>7.62167569205978</text:p>
          </table:table-cell>
          <table:table-cell office:value-type="float" office:value="7.61421836742065" calcext:value-type="float">
            <text:p>7.61421836742065</text:p>
          </table:table-cell>
          <table:table-cell office:value-type="float" office:value="7.7764263421391" calcext:value-type="float">
            <text:p>7.7764263421391</text:p>
          </table:table-cell>
        </table:table-row>
        <table:table-row table:style-name="ro1">
          <table:table-cell office:value-type="float" office:value="7.15628686381121" calcext:value-type="float">
            <text:p>7.15628686381121</text:p>
          </table:table-cell>
          <table:table-cell office:value-type="float" office:value="7.25397030536987" calcext:value-type="float">
            <text:p>7.25397030536987</text:p>
          </table:table-cell>
          <table:table-cell office:value-type="float" office:value="7.34582345920911" calcext:value-type="float">
            <text:p>7.34582345920911</text:p>
          </table:table-cell>
        </table:table-row>
        <table:table-row table:style-name="ro1">
          <table:table-cell office:value-type="float" office:value="6.37804688848229" calcext:value-type="float">
            <text:p>6.37804688848229</text:p>
          </table:table-cell>
          <table:table-cell office:value-type="float" office:value="6.35024771776949" calcext:value-type="float">
            <text:p>6.35024771776949</text:p>
          </table:table-cell>
          <table:table-cell office:value-type="float" office:value="6.8470440281199" calcext:value-type="float">
            <text:p>6.8470440281199</text:p>
          </table:table-cell>
        </table:table-row>
        <table:table-row table:style-name="ro1">
          <table:table-cell office:value-type="float" office:value="7.55617703469933" calcext:value-type="float">
            <text:p>7.55617703469933</text:p>
          </table:table-cell>
          <table:table-cell office:value-type="float" office:value="7.6084017019659" calcext:value-type="float">
            <text:p>7.6084017019659</text:p>
          </table:table-cell>
          <table:table-cell office:value-type="float" office:value="7.27173548384253" calcext:value-type="float">
            <text:p>7.27173548384253</text:p>
          </table:table-cell>
        </table:table-row>
        <table:table-row table:style-name="ro1">
          <table:table-cell office:value-type="float" office:value="7.12119489834994" calcext:value-type="float">
            <text:p>7.12119489834994</text:p>
          </table:table-cell>
          <table:table-cell office:value-type="float" office:value="7.2229213478214" calcext:value-type="float">
            <text:p>7.2229213478214</text:p>
          </table:table-cell>
          <table:table-cell office:value-type="float" office:value="7.32961207204935" calcext:value-type="float">
            <text:p>7.32961207204935</text:p>
          </table:table-cell>
        </table:table-row>
        <table:table-row table:style-name="ro1">
          <table:table-cell office:value-type="float" office:value="7.12048492519747" calcext:value-type="float">
            <text:p>7.12048492519747</text:p>
          </table:table-cell>
          <table:table-cell office:value-type="float" office:value="7.08198484884295" calcext:value-type="float">
            <text:p>7.08198484884295</text:p>
          </table:table-cell>
          <table:table-cell office:value-type="float" office:value="7.30084171180034" calcext:value-type="float">
            <text:p>7.30084171180034</text:p>
          </table:table-cell>
        </table:table-row>
        <table:table-row table:style-name="ro1">
          <table:table-cell office:value-type="float" office:value="6.86799363606624" calcext:value-type="float">
            <text:p>6.86799363606624</text:p>
          </table:table-cell>
          <table:table-cell office:value-type="float" office:value="6.92843179506971" calcext:value-type="float">
            <text:p>6.92843179506971</text:p>
          </table:table-cell>
          <table:table-cell office:value-type="float" office:value="7.5124753716171" calcext:value-type="float">
            <text:p>7.5124753716171</text:p>
          </table:table-cell>
        </table:table-row>
        <table:table-row table:style-name="ro1">
          <table:table-cell office:value-type="float" office:value="8.07336579876418" calcext:value-type="float">
            <text:p>8.07336579876418</text:p>
          </table:table-cell>
          <table:table-cell office:value-type="float" office:value="8.14624285152473" calcext:value-type="float">
            <text:p>8.14624285152473</text:p>
          </table:table-cell>
          <table:table-cell office:value-type="float" office:value="8.47123468688369" calcext:value-type="float">
            <text:p>8.47123468688369</text:p>
          </table:table-cell>
        </table:table-row>
        <table:table-row table:style-name="ro1">
          <table:table-cell office:value-type="float" office:value="8.54250113593188" calcext:value-type="float">
            <text:p>8.54250113593188</text:p>
          </table:table-cell>
          <table:table-cell office:value-type="float" office:value="8.45695448061421" calcext:value-type="float">
            <text:p>8.45695448061421</text:p>
          </table:table-cell>
          <table:table-cell office:value-type="float" office:value="9.82571132004945" calcext:value-type="float">
            <text:p>9.82571132004945</text:p>
          </table:table-cell>
        </table:table-row>
        <table:table-row table:style-name="ro1">
          <table:table-cell office:value-type="float" office:value="10.16947390733" calcext:value-type="float">
            <text:p>10.16947390733</text:p>
          </table:table-cell>
          <table:table-cell office:value-type="float" office:value="8.60019992320149" calcext:value-type="float">
            <text:p>8.60019992320149</text:p>
          </table:table-cell>
          <table:table-cell office:value-type="float" office:value="7.5924931867726" calcext:value-type="float">
            <text:p>7.5924931867726</text:p>
          </table:table-cell>
        </table:table-row>
        <table:table-row table:style-name="ro1">
          <table:table-cell office:value-type="float" office:value="6.95574619181561" calcext:value-type="float">
            <text:p>6.95574619181561</text:p>
          </table:table-cell>
          <table:table-cell office:value-type="float" office:value="7.00631041932187" calcext:value-type="float">
            <text:p>7.00631041932187</text:p>
          </table:table-cell>
          <table:table-cell office:value-type="float" office:value="7.47880753905864" calcext:value-type="float">
            <text:p>7.47880753905864</text:p>
          </table:table-cell>
        </table:table-row>
        <table:table-row table:style-name="ro1">
          <table:table-cell office:value-type="float" office:value="7.53882396909047" calcext:value-type="float">
            <text:p>7.53882396909047</text:p>
          </table:table-cell>
          <table:table-cell office:value-type="float" office:value="7.53721459934331" calcext:value-type="float">
            <text:p>7.53721459934331</text:p>
          </table:table-cell>
          <table:table-cell office:value-type="float" office:value="8.21323055433346" calcext:value-type="float">
            <text:p>8.21323055433346</text:p>
          </table:table-cell>
        </table:table-row>
        <table:table-row table:style-name="ro1">
          <table:table-cell office:value-type="float" office:value="7.05896028599112" calcext:value-type="float">
            <text:p>7.05896028599112</text:p>
          </table:table-cell>
          <table:table-cell office:value-type="float" office:value="7.02291228080603" calcext:value-type="float">
            <text:p>7.02291228080603</text:p>
          </table:table-cell>
          <table:table-cell office:value-type="float" office:value="7.39951720909102" calcext:value-type="float">
            <text:p>7.39951720909102</text:p>
          </table:table-cell>
        </table:table-row>
        <table:table-row table:style-name="ro1">
          <table:table-cell office:value-type="float" office:value="6.50945023690537" calcext:value-type="float">
            <text:p>6.50945023690537</text:p>
          </table:table-cell>
          <table:table-cell office:value-type="float" office:value="6.47311340395993" calcext:value-type="float">
            <text:p>6.47311340395993</text:p>
          </table:table-cell>
          <table:table-cell office:value-type="float" office:value="7.40599483121454" calcext:value-type="float">
            <text:p>7.40599483121454</text:p>
          </table:table-cell>
        </table:table-row>
        <table:table-row table:style-name="ro1">
          <table:table-cell office:value-type="float" office:value="6.87337265948908" calcext:value-type="float">
            <text:p>6.87337265948908</text:p>
          </table:table-cell>
          <table:table-cell office:value-type="float" office:value="6.83979409563368" calcext:value-type="float">
            <text:p>6.83979409563368</text:p>
          </table:table-cell>
          <table:table-cell office:value-type="float" office:value="7.55993269523172" calcext:value-type="float">
            <text:p>7.55993269523172</text:p>
          </table:table-cell>
        </table:table-row>
        <table:table-row table:style-name="ro1">
          <table:table-cell office:value-type="float" office:value="7.5243787762067" calcext:value-type="float">
            <text:p>7.5243787762067</text:p>
          </table:table-cell>
          <table:table-cell office:value-type="float" office:value="7.59119592873428" calcext:value-type="float">
            <text:p>7.59119592873428</text:p>
          </table:table-cell>
          <table:table-cell office:value-type="float" office:value="8.32021540401856" calcext:value-type="float">
            <text:p>8.32021540401856</text:p>
          </table:table-cell>
        </table:table-row>
        <table:table-row table:style-name="ro1">
          <table:table-cell office:value-type="float" office:value="7.50071104920622" calcext:value-type="float">
            <text:p>7.50071104920622</text:p>
          </table:table-cell>
          <table:table-cell office:value-type="float" office:value="7.51325803066374" calcext:value-type="float">
            <text:p>7.51325803066374</text:p>
          </table:table-cell>
          <table:table-cell office:value-type="float" office:value="8.35136674764237" calcext:value-type="float">
            <text:p>8.35136674764237</text:p>
          </table:table-cell>
        </table:table-row>
        <table:table-row table:style-name="ro1">
          <table:table-cell office:value-type="float" office:value="7.16217142874992" calcext:value-type="float">
            <text:p>7.16217142874992</text:p>
          </table:table-cell>
          <table:table-cell office:value-type="float" office:value="7.015385737825" calcext:value-type="float">
            <text:p>7.015385737825</text:p>
          </table:table-cell>
          <table:table-cell office:value-type="float" office:value="7.0886266012619" calcext:value-type="float">
            <text:p>7.0886266012619</text:p>
          </table:table-cell>
        </table:table-row>
        <table:table-row table:style-name="ro1">
          <table:table-cell office:value-type="float" office:value="7.67423414743885" calcext:value-type="float">
            <text:p>7.67423414743885</text:p>
          </table:table-cell>
          <table:table-cell office:value-type="float" office:value="7.66534918262081" calcext:value-type="float">
            <text:p>7.66534918262081</text:p>
          </table:table-cell>
          <table:table-cell office:value-type="float" office:value="8.22274403431649" calcext:value-type="float">
            <text:p>8.22274403431649</text:p>
          </table:table-cell>
        </table:table-row>
        <table:table-row table:style-name="ro1">
          <table:table-cell office:value-type="float" office:value="7.31050203755551" calcext:value-type="float">
            <text:p>7.31050203755551</text:p>
          </table:table-cell>
          <table:table-cell office:value-type="float" office:value="7.08810171216777" calcext:value-type="float">
            <text:p>7.08810171216777</text:p>
          </table:table-cell>
          <table:table-cell office:value-type="float" office:value="8.5872669095723" calcext:value-type="float">
            <text:p>8.5872669095723</text:p>
          </table:table-cell>
        </table:table-row>
        <table:table-row table:style-name="ro1">
          <table:table-cell office:value-type="float" office:value="8.43767844707874" calcext:value-type="float">
            <text:p>8.43767844707874</text:p>
          </table:table-cell>
          <table:table-cell office:value-type="float" office:value="8.60253223662936" calcext:value-type="float">
            <text:p>8.60253223662936</text:p>
          </table:table-cell>
          <table:table-cell office:value-type="float" office:value="8.5444124081358" calcext:value-type="float">
            <text:p>8.5444124081358</text:p>
          </table:table-cell>
        </table:table-row>
        <table:table-row table:style-name="ro1">
          <table:table-cell office:value-type="float" office:value="8.37549873350612" calcext:value-type="float">
            <text:p>8.37549873350612</text:p>
          </table:table-cell>
          <table:table-cell office:value-type="float" office:value="8.28837168705566" calcext:value-type="float">
            <text:p>8.28837168705566</text:p>
          </table:table-cell>
          <table:table-cell office:value-type="float" office:value="8.56812859657518" calcext:value-type="float">
            <text:p>8.56812859657518</text:p>
          </table:table-cell>
        </table:table-row>
        <table:table-row table:style-name="ro1">
          <table:table-cell office:value-type="float" office:value="7.9683360531078" calcext:value-type="float">
            <text:p>7.9683360531078</text:p>
          </table:table-cell>
          <table:table-cell office:value-type="float" office:value="7.93273846336197" calcext:value-type="float">
            <text:p>7.93273846336197</text:p>
          </table:table-cell>
          <table:table-cell office:value-type="float" office:value="8.27296132271728" calcext:value-type="float">
            <text:p>8.27296132271728</text:p>
          </table:table-cell>
        </table:table-row>
        <table:table-row table:style-name="ro1">
          <table:table-cell office:value-type="float" office:value="7.00227993182666" calcext:value-type="float">
            <text:p>7.00227993182666</text:p>
          </table:table-cell>
          <table:table-cell office:value-type="float" office:value="7.00442829532307" calcext:value-type="float">
            <text:p>7.00442829532307</text:p>
          </table:table-cell>
          <table:table-cell office:value-type="float" office:value="7.98432337031717" calcext:value-type="float">
            <text:p>7.98432337031717</text:p>
          </table:table-cell>
        </table:table-row>
        <table:table-row table:style-name="ro1">
          <table:table-cell office:value-type="float" office:value="7.43680970575524" calcext:value-type="float">
            <text:p>7.43680970575524</text:p>
          </table:table-cell>
          <table:table-cell office:value-type="float" office:value="7.48858200632737" calcext:value-type="float">
            <text:p>7.48858200632737</text:p>
          </table:table-cell>
          <table:table-cell office:value-type="float" office:value="7.73899701431587" calcext:value-type="float">
            <text:p>7.73899701431587</text:p>
          </table:table-cell>
        </table:table-row>
        <table:table-row table:style-name="ro1">
          <table:table-cell office:value-type="float" office:value="6.52891466994418" calcext:value-type="float">
            <text:p>6.52891466994418</text:p>
          </table:table-cell>
          <table:table-cell office:value-type="float" office:value="6.42661597483734" calcext:value-type="float">
            <text:p>6.42661597483734</text:p>
          </table:table-cell>
          <table:table-cell office:value-type="float" office:value="7.55258139751465" calcext:value-type="float">
            <text:p>7.55258139751465</text:p>
          </table:table-cell>
        </table:table-row>
        <table:table-row table:style-name="ro1">
          <table:table-cell office:value-type="float" office:value="6.50353155397921" calcext:value-type="float">
            <text:p>6.50353155397921</text:p>
          </table:table-cell>
          <table:table-cell office:value-type="float" office:value="6.51179814316991" calcext:value-type="float">
            <text:p>6.51179814316991</text:p>
          </table:table-cell>
          <table:table-cell office:value-type="float" office:value="7.15562561380929" calcext:value-type="float">
            <text:p>7.15562561380929</text:p>
          </table:table-cell>
        </table:table-row>
        <table:table-row table:style-name="ro1">
          <table:table-cell office:value-type="float" office:value="6.66204632396175" calcext:value-type="float">
            <text:p>6.66204632396175</text:p>
          </table:table-cell>
          <table:table-cell office:value-type="float" office:value="6.63543796100529" calcext:value-type="float">
            <text:p>6.63543796100529</text:p>
          </table:table-cell>
          <table:table-cell office:value-type="float" office:value="7.24692288990223" calcext:value-type="float">
            <text:p>7.24692288990223</text:p>
          </table:table-cell>
        </table:table-row>
        <table:table-row table:style-name="ro1">
          <table:table-cell office:value-type="float" office:value="7.10549953277791" calcext:value-type="float">
            <text:p>7.10549953277791</text:p>
          </table:table-cell>
          <table:table-cell office:value-type="float" office:value="7.16820302731911" calcext:value-type="float">
            <text:p>7.16820302731911</text:p>
          </table:table-cell>
          <table:table-cell office:value-type="float" office:value="7.19086277545007" calcext:value-type="float">
            <text:p>7.19086277545007</text:p>
          </table:table-cell>
        </table:table-row>
        <table:table-row table:style-name="ro1">
          <table:table-cell office:value-type="float" office:value="6.34355661874266" calcext:value-type="float">
            <text:p>6.34355661874266</text:p>
          </table:table-cell>
          <table:table-cell office:value-type="float" office:value="6.26522551123955" calcext:value-type="float">
            <text:p>6.26522551123955</text:p>
          </table:table-cell>
          <table:table-cell office:value-type="float" office:value="6.60293952371029" calcext:value-type="float">
            <text:p>6.60293952371029</text:p>
          </table:table-cell>
        </table:table-row>
        <table:table-row table:style-name="ro1">
          <table:table-cell office:value-type="float" office:value="8.32864802088599" calcext:value-type="float">
            <text:p>8.32864802088599</text:p>
          </table:table-cell>
          <table:table-cell office:value-type="float" office:value="8.37529688362193" calcext:value-type="float">
            <text:p>8.37529688362193</text:p>
          </table:table-cell>
          <table:table-cell office:value-type="float" office:value="8.47885228646355" calcext:value-type="float">
            <text:p>8.47885228646355</text:p>
          </table:table-cell>
        </table:table-row>
        <table:table-row table:style-name="ro1">
          <table:table-cell office:value-type="float" office:value="7.31426014031775" calcext:value-type="float">
            <text:p>7.31426014031775</text:p>
          </table:table-cell>
          <table:table-cell office:value-type="float" office:value="7.21523678134723" calcext:value-type="float">
            <text:p>7.21523678134723</text:p>
          </table:table-cell>
          <table:table-cell office:value-type="float" office:value="7.22878969937145" calcext:value-type="float">
            <text:p>7.22878969937145</text:p>
          </table:table-cell>
        </table:table-row>
        <table:table-row table:style-name="ro1">
          <table:table-cell office:value-type="float" office:value="7.04795491892609" calcext:value-type="float">
            <text:p>7.04795491892609</text:p>
          </table:table-cell>
          <table:table-cell office:value-type="float" office:value="7.01464821220886" calcext:value-type="float">
            <text:p>7.01464821220886</text:p>
          </table:table-cell>
          <table:table-cell office:value-type="float" office:value="7.53123022641032" calcext:value-type="float">
            <text:p>7.53123022641032</text:p>
          </table:table-cell>
        </table:table-row>
        <table:table-row table:style-name="ro1">
          <table:table-cell office:value-type="float" office:value="6.79645059353206" calcext:value-type="float">
            <text:p>6.79645059353206</text:p>
          </table:table-cell>
          <table:table-cell office:value-type="float" office:value="6.75768952094464" calcext:value-type="float">
            <text:p>6.75768952094464</text:p>
          </table:table-cell>
          <table:table-cell office:value-type="float" office:value="7.18580580890329" calcext:value-type="float">
            <text:p>7.18580580890329</text:p>
          </table:table-cell>
        </table:table-row>
        <table:table-row table:style-name="ro1">
          <table:table-cell office:value-type="float" office:value="8.51332263974563" calcext:value-type="float">
            <text:p>8.51332263974563</text:p>
          </table:table-cell>
          <table:table-cell office:value-type="float" office:value="8.66533741309837" calcext:value-type="float">
            <text:p>8.66533741309837</text:p>
          </table:table-cell>
          <table:table-cell office:value-type="float" office:value="8.75220756173739" calcext:value-type="float">
            <text:p>8.75220756173739</text:p>
          </table:table-cell>
        </table:table-row>
        <table:table-row table:style-name="ro1">
          <table:table-cell office:value-type="float" office:value="7.63907409656813" calcext:value-type="float">
            <text:p>7.63907409656813</text:p>
          </table:table-cell>
          <table:table-cell office:value-type="float" office:value="7.73560348138888" calcext:value-type="float">
            <text:p>7.73560348138888</text:p>
          </table:table-cell>
          <table:table-cell office:value-type="float" office:value="7.86689821959335" calcext:value-type="float">
            <text:p>7.86689821959335</text:p>
          </table:table-cell>
        </table:table-row>
        <table:table-row table:style-name="ro1">
          <table:table-cell office:value-type="float" office:value="8.15139181314849" calcext:value-type="float">
            <text:p>8.15139181314849</text:p>
          </table:table-cell>
          <table:table-cell office:value-type="float" office:value="8.21092333461984" calcext:value-type="float">
            <text:p>8.21092333461984</text:p>
          </table:table-cell>
          <table:table-cell office:value-type="float" office:value="8.71436849418352" calcext:value-type="float">
            <text:p>8.71436849418352</text:p>
          </table:table-cell>
        </table:table-row>
        <table:table-row table:style-name="ro1">
          <table:table-cell office:value-type="float" office:value="7.05378126015771" calcext:value-type="float">
            <text:p>7.05378126015771</text:p>
          </table:table-cell>
          <table:table-cell office:value-type="float" office:value="7.08146017972439" calcext:value-type="float">
            <text:p>7.08146017972439</text:p>
          </table:table-cell>
          <table:table-cell office:value-type="float" office:value="8.32278611168598" calcext:value-type="float">
            <text:p>8.32278611168598</text:p>
          </table:table-cell>
        </table:table-row>
        <table:table-row table:style-name="ro1">
          <table:table-cell office:value-type="float" office:value="8.41793502134298" calcext:value-type="float">
            <text:p>8.41793502134298</text:p>
          </table:table-cell>
          <table:table-cell office:value-type="float" office:value="8.28284153098479" calcext:value-type="float">
            <text:p>8.28284153098479</text:p>
          </table:table-cell>
          <table:table-cell office:value-type="float" office:value="9.70507421628673" calcext:value-type="float">
            <text:p>9.70507421628673</text:p>
          </table:table-cell>
        </table:table-row>
        <table:table-row table:style-name="ro1">
          <table:table-cell office:value-type="float" office:value="9.25523460267948" calcext:value-type="float">
            <text:p>9.25523460267948</text:p>
          </table:table-cell>
          <table:table-cell office:value-type="float" office:value="9.12352871687755" calcext:value-type="float">
            <text:p>9.12352871687755</text:p>
          </table:table-cell>
          <table:table-cell office:value-type="float" office:value="11.6588548943327" calcext:value-type="float">
            <text:p>11.65885489433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9T12:40:57.900378601</meta:creation-date>
    <dc:date>2022-06-09T12:48:09.829603061</dc:date>
    <meta:editing-duration>PT7M12S</meta:editing-duration>
    <meta:editing-cycles>1</meta:editing-cycles>
    <meta:document-statistic meta:table-count="1" meta:cell-count="147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436cm" svg:height="18.515cm" xlink:href=".." xlink:type="simple" chart:class="chart:line" chart:style-name="ch1">
        <chart:legend chart:legend-position="end" svg:x="29.743cm" svg:y="8.46cm" style:legend-expansion="high" chart:style-name="ch2"/>
        <chart:plot-area chart:style-name="ch3" table:cell-range-address="Sheet1.A1:Sheet1.C49" chart:data-source-has-labels="row" svg:x="0.648cm" svg:y="0.37cm" svg:width="28.447cm" svg:height="17.775cm">
          <chartooo:coordinate-region svg:x="1.084cm" svg:y="0.569cm" svg:width="27.64cm" svg:height="16.9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49" chart:label-cell-address="Sheet1.A1:Sheet1.A1" chart:class="chart:line">
            <chart:data-point chart:repeated="48"/>
          </chart:series>
          <chart:series chart:style-name="ch7" chart:values-cell-range-address="Sheet1.B2:Sheet1.B49" chart:label-cell-address="Sheet1.B1:Sheet1.B1" chart:class="chart:line">
            <chart:data-point chart:repeated="48"/>
          </chart:series>
          <chart:series chart:style-name="ch8" chart:values-cell-range-address="Sheet1.C2:Sheet1.C49" chart:label-cell-address="Sheet1.C1:Sheet1.C1" chart:class="chart:line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Sheet1.A1:Sheet1.A1</svg:desc>
                </draw:g>
              </table:table-cell>
              <table:table-cell office:value-type="string">
                <text:p>diff</text:p>
                <draw:g>
                  <svg:desc>Sheet1.B1:Sheet1.B1</svg:desc>
                </draw:g>
              </table:table-cell>
              <table:table-cell office:value-type="string">
                <text:p>SARIMA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1961600882735">
                <text:p>8.51961600882735</text:p>
                <draw:g>
                  <svg:desc>Sheet1.A2:Sheet1.A49</svg:desc>
                </draw:g>
              </table:table-cell>
              <table:table-cell office:value-type="float" office:value="8.64887973567387">
                <text:p>8.64887973567387</text:p>
                <draw:g>
                  <svg:desc>Sheet1.B2:Sheet1.B49</svg:desc>
                </draw:g>
              </table:table-cell>
              <table:table-cell office:value-type="float" office:value="8.47987618654179">
                <text:p>8.47987618654179</text:p>
                <draw:g>
                  <svg:desc>Sheet1.C2:Sheet1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7480085079627">
                <text:p>10.7480085079627</text:p>
              </table:table-cell>
              <table:table-cell office:value-type="float" office:value="10.7405251894723">
                <text:p>10.7405251894723</text:p>
              </table:table-cell>
              <table:table-cell office:value-type="float" office:value="10.2789080751566">
                <text:p>10.27890807515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678596712382">
                <text:p>10.1678596712382</text:p>
              </table:table-cell>
              <table:table-cell office:value-type="float" office:value="10.3722410091922">
                <text:p>10.3722410091922</text:p>
              </table:table-cell>
              <table:table-cell office:value-type="float" office:value="11.6232259392372">
                <text:p>11.6232259392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81588596199581">
                <text:p>8.81588596199581</text:p>
              </table:table-cell>
              <table:table-cell office:value-type="float" office:value="9.05452955292354">
                <text:p>9.05452955292354</text:p>
              </table:table-cell>
              <table:table-cell office:value-type="float" office:value="11.4418797249352">
                <text:p>11.4418797249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7875440568977">
                <text:p>10.7875440568977</text:p>
              </table:table-cell>
              <table:table-cell office:value-type="float" office:value="10.2662700976672">
                <text:p>10.2662700976672</text:p>
              </table:table-cell>
              <table:table-cell office:value-type="float" office:value="10.5484250576331">
                <text:p>10.5484250576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60635607270741">
                <text:p>9.60635607270741</text:p>
              </table:table-cell>
              <table:table-cell office:value-type="float" office:value="9.67150050545937">
                <text:p>9.67150050545937</text:p>
              </table:table-cell>
              <table:table-cell office:value-type="float" office:value="10.9920857742879">
                <text:p>10.9920857742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63968561802187">
                <text:p>8.63968561802187</text:p>
              </table:table-cell>
              <table:table-cell office:value-type="float" office:value="8.44252855138917">
                <text:p>8.44252855138917</text:p>
              </table:table-cell>
              <table:table-cell office:value-type="float" office:value="9.50427916993723">
                <text:p>9.50427916993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01976491485127">
                <text:p>8.01976491485127</text:p>
              </table:table-cell>
              <table:table-cell office:value-type="float" office:value="8.20172871692533">
                <text:p>8.20172871692533</text:p>
              </table:table-cell>
              <table:table-cell office:value-type="float" office:value="8.13142407959025">
                <text:p>8.13142407959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62167569205978">
                <text:p>7.62167569205978</text:p>
              </table:table-cell>
              <table:table-cell office:value-type="float" office:value="7.61421836742065">
                <text:p>7.61421836742065</text:p>
              </table:table-cell>
              <table:table-cell office:value-type="float" office:value="7.7764263421391">
                <text:p>7.7764263421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15628686381121">
                <text:p>7.15628686381121</text:p>
              </table:table-cell>
              <table:table-cell office:value-type="float" office:value="7.25397030536987">
                <text:p>7.25397030536987</text:p>
              </table:table-cell>
              <table:table-cell office:value-type="float" office:value="7.34582345920911">
                <text:p>7.34582345920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37804688848229">
                <text:p>6.37804688848229</text:p>
              </table:table-cell>
              <table:table-cell office:value-type="float" office:value="6.35024771776949">
                <text:p>6.35024771776949</text:p>
              </table:table-cell>
              <table:table-cell office:value-type="float" office:value="6.8470440281199">
                <text:p>6.8470440281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5617703469933">
                <text:p>7.55617703469933</text:p>
              </table:table-cell>
              <table:table-cell office:value-type="float" office:value="7.6084017019659">
                <text:p>7.6084017019659</text:p>
              </table:table-cell>
              <table:table-cell office:value-type="float" office:value="7.27173548384253">
                <text:p>7.27173548384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2119489834994">
                <text:p>7.12119489834994</text:p>
              </table:table-cell>
              <table:table-cell office:value-type="float" office:value="7.2229213478214">
                <text:p>7.2229213478214</text:p>
              </table:table-cell>
              <table:table-cell office:value-type="float" office:value="7.32961207204935">
                <text:p>7.32961207204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2048492519747">
                <text:p>7.12048492519747</text:p>
              </table:table-cell>
              <table:table-cell office:value-type="float" office:value="7.08198484884295">
                <text:p>7.08198484884295</text:p>
              </table:table-cell>
              <table:table-cell office:value-type="float" office:value="7.30084171180034">
                <text:p>7.300841711800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86799363606624">
                <text:p>6.86799363606624</text:p>
              </table:table-cell>
              <table:table-cell office:value-type="float" office:value="6.92843179506971">
                <text:p>6.92843179506971</text:p>
              </table:table-cell>
              <table:table-cell office:value-type="float" office:value="7.5124753716171">
                <text:p>7.5124753716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07336579876418">
                <text:p>8.07336579876418</text:p>
              </table:table-cell>
              <table:table-cell office:value-type="float" office:value="8.14624285152473">
                <text:p>8.14624285152473</text:p>
              </table:table-cell>
              <table:table-cell office:value-type="float" office:value="8.47123468688369">
                <text:p>8.471234686883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4250113593188">
                <text:p>8.54250113593188</text:p>
              </table:table-cell>
              <table:table-cell office:value-type="float" office:value="8.45695448061421">
                <text:p>8.45695448061421</text:p>
              </table:table-cell>
              <table:table-cell office:value-type="float" office:value="9.82571132004945">
                <text:p>9.825711320049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16947390733">
                <text:p>10.16947390733</text:p>
              </table:table-cell>
              <table:table-cell office:value-type="float" office:value="8.60019992320149">
                <text:p>8.60019992320149</text:p>
              </table:table-cell>
              <table:table-cell office:value-type="float" office:value="7.5924931867726">
                <text:p>7.5924931867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95574619181561">
                <text:p>6.95574619181561</text:p>
              </table:table-cell>
              <table:table-cell office:value-type="float" office:value="7.00631041932187">
                <text:p>7.00631041932187</text:p>
              </table:table-cell>
              <table:table-cell office:value-type="float" office:value="7.47880753905864">
                <text:p>7.478807539058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3882396909047">
                <text:p>7.53882396909047</text:p>
              </table:table-cell>
              <table:table-cell office:value-type="float" office:value="7.53721459934331">
                <text:p>7.53721459934331</text:p>
              </table:table-cell>
              <table:table-cell office:value-type="float" office:value="8.21323055433346">
                <text:p>8.213230554333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5896028599112">
                <text:p>7.05896028599112</text:p>
              </table:table-cell>
              <table:table-cell office:value-type="float" office:value="7.02291228080603">
                <text:p>7.02291228080603</text:p>
              </table:table-cell>
              <table:table-cell office:value-type="float" office:value="7.39951720909102">
                <text:p>7.39951720909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50945023690537">
                <text:p>6.50945023690537</text:p>
              </table:table-cell>
              <table:table-cell office:value-type="float" office:value="6.47311340395993">
                <text:p>6.47311340395993</text:p>
              </table:table-cell>
              <table:table-cell office:value-type="float" office:value="7.40599483121454">
                <text:p>7.405994831214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87337265948908">
                <text:p>6.87337265948908</text:p>
              </table:table-cell>
              <table:table-cell office:value-type="float" office:value="6.83979409563368">
                <text:p>6.83979409563368</text:p>
              </table:table-cell>
              <table:table-cell office:value-type="float" office:value="7.55993269523172">
                <text:p>7.559932695231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243787762067">
                <text:p>7.5243787762067</text:p>
              </table:table-cell>
              <table:table-cell office:value-type="float" office:value="7.59119592873428">
                <text:p>7.59119592873428</text:p>
              </table:table-cell>
              <table:table-cell office:value-type="float" office:value="8.32021540401856">
                <text:p>8.320215404018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50071104920622">
                <text:p>7.50071104920622</text:p>
              </table:table-cell>
              <table:table-cell office:value-type="float" office:value="7.51325803066374">
                <text:p>7.51325803066374</text:p>
              </table:table-cell>
              <table:table-cell office:value-type="float" office:value="8.35136674764237">
                <text:p>8.35136674764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16217142874992">
                <text:p>7.16217142874992</text:p>
              </table:table-cell>
              <table:table-cell office:value-type="float" office:value="7.015385737825">
                <text:p>7.015385737825</text:p>
              </table:table-cell>
              <table:table-cell office:value-type="float" office:value="7.0886266012619">
                <text:p>7.08862660126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67423414743885">
                <text:p>7.67423414743885</text:p>
              </table:table-cell>
              <table:table-cell office:value-type="float" office:value="7.66534918262081">
                <text:p>7.66534918262081</text:p>
              </table:table-cell>
              <table:table-cell office:value-type="float" office:value="8.22274403431649">
                <text:p>8.222744034316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31050203755551">
                <text:p>7.31050203755551</text:p>
              </table:table-cell>
              <table:table-cell office:value-type="float" office:value="7.08810171216777">
                <text:p>7.08810171216777</text:p>
              </table:table-cell>
              <table:table-cell office:value-type="float" office:value="8.5872669095723">
                <text:p>8.5872669095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43767844707874">
                <text:p>8.43767844707874</text:p>
              </table:table-cell>
              <table:table-cell office:value-type="float" office:value="8.60253223662936">
                <text:p>8.60253223662936</text:p>
              </table:table-cell>
              <table:table-cell office:value-type="float" office:value="8.5444124081358">
                <text:p>8.54441240813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37549873350612">
                <text:p>8.37549873350612</text:p>
              </table:table-cell>
              <table:table-cell office:value-type="float" office:value="8.28837168705566">
                <text:p>8.28837168705566</text:p>
              </table:table-cell>
              <table:table-cell office:value-type="float" office:value="8.56812859657518">
                <text:p>8.568128596575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9683360531078">
                <text:p>7.9683360531078</text:p>
              </table:table-cell>
              <table:table-cell office:value-type="float" office:value="7.93273846336197">
                <text:p>7.93273846336197</text:p>
              </table:table-cell>
              <table:table-cell office:value-type="float" office:value="8.27296132271728">
                <text:p>8.272961322717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00227993182666">
                <text:p>7.00227993182666</text:p>
              </table:table-cell>
              <table:table-cell office:value-type="float" office:value="7.00442829532307">
                <text:p>7.00442829532307</text:p>
              </table:table-cell>
              <table:table-cell office:value-type="float" office:value="7.98432337031717">
                <text:p>7.984323370317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43680970575524">
                <text:p>7.43680970575524</text:p>
              </table:table-cell>
              <table:table-cell office:value-type="float" office:value="7.48858200632737">
                <text:p>7.48858200632737</text:p>
              </table:table-cell>
              <table:table-cell office:value-type="float" office:value="7.73899701431587">
                <text:p>7.738997014315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2891466994418">
                <text:p>6.52891466994418</text:p>
              </table:table-cell>
              <table:table-cell office:value-type="float" office:value="6.42661597483734">
                <text:p>6.42661597483734</text:p>
              </table:table-cell>
              <table:table-cell office:value-type="float" office:value="7.55258139751465">
                <text:p>7.55258139751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50353155397921">
                <text:p>6.50353155397921</text:p>
              </table:table-cell>
              <table:table-cell office:value-type="float" office:value="6.51179814316991">
                <text:p>6.51179814316991</text:p>
              </table:table-cell>
              <table:table-cell office:value-type="float" office:value="7.15562561380929">
                <text:p>7.155625613809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66204632396175">
                <text:p>6.66204632396175</text:p>
              </table:table-cell>
              <table:table-cell office:value-type="float" office:value="6.63543796100529">
                <text:p>6.63543796100529</text:p>
              </table:table-cell>
              <table:table-cell office:value-type="float" office:value="7.24692288990223">
                <text:p>7.246922889902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10549953277791">
                <text:p>7.10549953277791</text:p>
              </table:table-cell>
              <table:table-cell office:value-type="float" office:value="7.16820302731911">
                <text:p>7.16820302731911</text:p>
              </table:table-cell>
              <table:table-cell office:value-type="float" office:value="7.19086277545007">
                <text:p>7.190862775450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34355661874266">
                <text:p>6.34355661874266</text:p>
              </table:table-cell>
              <table:table-cell office:value-type="float" office:value="6.26522551123955">
                <text:p>6.26522551123955</text:p>
              </table:table-cell>
              <table:table-cell office:value-type="float" office:value="6.60293952371029">
                <text:p>6.602939523710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32864802088599">
                <text:p>8.32864802088599</text:p>
              </table:table-cell>
              <table:table-cell office:value-type="float" office:value="8.37529688362193">
                <text:p>8.37529688362193</text:p>
              </table:table-cell>
              <table:table-cell office:value-type="float" office:value="8.47885228646355">
                <text:p>8.478852286463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31426014031775">
                <text:p>7.31426014031775</text:p>
              </table:table-cell>
              <table:table-cell office:value-type="float" office:value="7.21523678134723">
                <text:p>7.21523678134723</text:p>
              </table:table-cell>
              <table:table-cell office:value-type="float" office:value="7.22878969937145">
                <text:p>7.228789699371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04795491892609">
                <text:p>7.04795491892609</text:p>
              </table:table-cell>
              <table:table-cell office:value-type="float" office:value="7.01464821220886">
                <text:p>7.01464821220886</text:p>
              </table:table-cell>
              <table:table-cell office:value-type="float" office:value="7.53123022641032">
                <text:p>7.531230226410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79645059353206">
                <text:p>6.79645059353206</text:p>
              </table:table-cell>
              <table:table-cell office:value-type="float" office:value="6.75768952094464">
                <text:p>6.75768952094464</text:p>
              </table:table-cell>
              <table:table-cell office:value-type="float" office:value="7.18580580890329">
                <text:p>7.185805808903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51332263974563">
                <text:p>8.51332263974563</text:p>
              </table:table-cell>
              <table:table-cell office:value-type="float" office:value="8.66533741309837">
                <text:p>8.66533741309837</text:p>
              </table:table-cell>
              <table:table-cell office:value-type="float" office:value="8.75220756173739">
                <text:p>8.752207561737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63907409656813">
                <text:p>7.63907409656813</text:p>
              </table:table-cell>
              <table:table-cell office:value-type="float" office:value="7.73560348138888">
                <text:p>7.73560348138888</text:p>
              </table:table-cell>
              <table:table-cell office:value-type="float" office:value="7.86689821959335">
                <text:p>7.866898219593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15139181314849">
                <text:p>8.15139181314849</text:p>
              </table:table-cell>
              <table:table-cell office:value-type="float" office:value="8.21092333461984">
                <text:p>8.21092333461984</text:p>
              </table:table-cell>
              <table:table-cell office:value-type="float" office:value="8.71436849418352">
                <text:p>8.71436849418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05378126015771">
                <text:p>7.05378126015771</text:p>
              </table:table-cell>
              <table:table-cell office:value-type="float" office:value="7.08146017972439">
                <text:p>7.08146017972439</text:p>
              </table:table-cell>
              <table:table-cell office:value-type="float" office:value="8.32278611168598">
                <text:p>8.322786111685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41793502134298">
                <text:p>8.41793502134298</text:p>
              </table:table-cell>
              <table:table-cell office:value-type="float" office:value="8.28284153098479">
                <text:p>8.28284153098479</text:p>
              </table:table-cell>
              <table:table-cell office:value-type="float" office:value="9.70507421628673">
                <text:p>9.705074216286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25523460267948">
                <text:p>9.25523460267948</text:p>
              </table:table-cell>
              <table:table-cell office:value-type="float" office:value="9.12352871687755">
                <text:p>9.12352871687755</text:p>
              </table:table-cell>
              <table:table-cell office:value-type="float" office:value="11.6588548943327">
                <text:p>11.65885489433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